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8"/>
        <table:table-column table:style-name="co1" table:number-columns-repeated="2" table:default-cell-style-name="ce9"/>
        <table:table-column table:style-name="co1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R11</text:p>
          </table:table-cell>
          <table:table-cell table:style-name="ce2" office:value-type="string" calcext:value-type="string">
            <text:p>R30</text:p>
          </table:table-cell>
          <table:table-cell table:style-name="ce3" office:value-type="string" calcext:value-type="string">
            <text:p>R31</text:p>
          </table:table-cell>
          <table:table-cell/>
          <table:table-cell table:style-name="Default"/>
          <table:table-cell table:style-name="ce6" office:value-type="string" calcext:value-type="string" table:number-columns-spanned="4" table:number-rows-spanned="1">
            <text:p>MEMORIA</text:p>
          </table:table-cell>
          <table:covered-table-cell table:number-columns-repeated="3"/>
          <table:table-cell table:number-columns-repeated="2"/>
          <table:table-cell table:style-name="ce10" table:number-columns-spanned="2" table:number-rows-spanned="1"/>
          <table:covered-table-cell table:style-name="ce12"/>
        </table:table-row>
        <table:table-row table:style-name="ro1">
          <table:table-cell table:style-name="ce1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 table:number-columns-spanned="2" table:number-rows-spanned="1">
            <text:p>input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2" table:number-rows-spanned="1">
            <text:p>output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 table:number-columns-spanned="2" table:number-rows-spanned="1">
            <text:p>sort()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 table:number-columns-spanned="2" table:number-rows-spanned="1">
            <text:p>Num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 table:number-columns-spanned="2" table:number-rows-spanned="1">
            <text:p>tam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 table:number-columns-spanned="2" table:number-rows-spanned="1">
            <text:p>i [main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 table:number-columns-spanned="2" table:number-rows-spanned="1">
            <text:p>j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 table:number-columns-spanned="2" table:number-rows-spanned="1">
            <text:p>min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 table:number-columns-spanned="2" table:number-rows-spanned="1">
            <text:p>aux [sort()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 table:number-columns-spanned="2" table:number-rows-spanned="1">
            <text:p>main()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 table:number-columns-spanned="2" table:number-rows-spanned="1">
            <text:p>vetor[0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 table:number-columns-spanned="2" table:number-rows-spanned="1">
            <text:p>vetor[1]</text:p>
          </table:table-cell>
          <table:covered-table-cell/>
        </table:table-row>
        <table:table-row table:style-name="ro1">
          <table:table-cell table:style-name="ce1"/>
          <table:table-cell table:number-columns-repeated="14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vetor[2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Vetor[3]</text:p>
          </table:table-cell>
          <table:table-cell/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Vetor[4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vetor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6" calcext:value-type="float">
            <text:p>16</text:p>
          </table:table-cell>
          <table:table-cell table:number-columns-repeated="6"/>
          <table:table-cell office:value-type="string" calcext:value-type="string">
            <text:p>i [sort()]</text:p>
          </table:table-cell>
          <table:table-cell/>
        </table:table-row>
        <table:table-row table:style-name="ro1">
          <table:table-cell table:style-name="ce1"/>
          <table:table-cell table:number-columns-repeated="14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4"/>
          <table:table-cell office:value-type="float" office:value="19" calcext:value-type="float">
            <text:p>1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3" calcext:value-type="float">
            <text:p>33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4" calcext:value-type="float">
            <text:p>34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5" calcext:value-type="float">
            <text:p>35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office:value-type="float" office:value="36" calcext:value-type="float">
            <text:p>36</text:p>
          </table:table-cell>
          <table:table-cell table:number-columns-repeated="6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table:number-columns-repeated="15"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</text:p>
          </table:table-cell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7"/>
          <table:table-cell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9:10:59.459997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39:21.563085310</meta:creation-date>
    <dc:date>2017-08-04T20:54:49.577003411</dc:date>
    <meta:editing-duration>PT3H7M14S</meta:editing-duration>
    <meta:editing-cycles>10</meta:editing-cycles>
    <meta:generator>LibreOffice/5.1.6.2$Linux_X86_64 LibreOffice_project/10m0$Build-2</meta:generator>
    <meta:document-statistic meta:table-count="1" meta:cell-count="70" meta:object-count="0"/>
  </office:meta>
</office:document-meta>
</file>